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fe7f" officeooo:paragraph-rsid="0007fe7f"/>
    </style:style>
    <style:style style:name="P2" style:family="paragraph" style:parent-style-name="Standard">
      <style:text-properties fo:font-weight="bold" officeooo:rsid="0007fe7f" officeooo:paragraph-rsid="0007fe7f" style:font-weight-asian="bold" style:font-weight-complex="bold"/>
    </style:style>
    <style:style style:name="P3" style:family="paragraph" style:parent-style-name="Standard">
      <style:text-properties fo:font-weight="normal" officeooo:rsid="0007fe7f" officeooo:paragraph-rsid="0007fe7f" style:font-weight-asian="normal" style:font-weight-complex="normal"/>
    </style:style>
    <style:style style:name="P4" style:family="paragraph" style:parent-style-name="Standard">
      <style:text-properties fo:font-weight="normal" officeooo:rsid="0008f943" officeooo:paragraph-rsid="0008f943" style:font-weight-asian="normal" style:font-weight-complex="normal"/>
    </style:style>
    <style:style style:name="P5" style:family="paragraph" style:parent-style-name="Header">
      <style:paragraph-properties fo:text-align="end" style:justify-single-word="false"/>
    </style:style>
    <style:style style:name="P6" style:family="paragraph" style:parent-style-name="Standard">
      <style:text-properties fo:font-weight="normal" officeooo:rsid="0008f943" officeooo:paragraph-rsid="0008f943" style:font-weight-asian="normal" style:font-weight-complex="normal"/>
    </style:style>
    <style:style style:name="P7" style:family="paragraph" style:parent-style-name="Standard">
      <style:text-properties fo:font-weight="normal" officeooo:rsid="000a9486" officeooo:paragraph-rsid="000a9486" style:font-weight-asian="normal" style:font-weight-complex="normal"/>
    </style:style>
    <style:style style:name="P8" style:family="paragraph" style:parent-style-name="Header">
      <style:paragraph-properties fo:text-align="end" style:justify-single-word="false"/>
      <style:text-properties officeooo:paragraph-rsid="000b069d"/>
    </style:style>
    <style:style style:name="T1" style:family="text">
      <style:text-properties fo:font-weight="bold" style:font-weight-asian="bold" style:font-weight-complex="bold"/>
    </style:style>
    <style:style style:name="T2" style:family="text">
      <style:text-properties officeooo:rsid="0008f943"/>
    </style:style>
    <style:style style:name="T3" style:family="text">
      <style:text-properties officeooo:rsid="000a9486"/>
    </style:style>
    <style:style style:name="T4" style:family="text">
      <style:text-properties officeooo:rsid="000b069d"/>
    </style:style>
    <style:style style:name="T5" style:family="text">
      <style:text-properties officeooo:rsid="000c33d4"/>
    </style:style>
    <style:style style:name="fr1" style:family="graphic" style:parent-style-name="Frame">
      <style:graphic-properties style:wrap="dynamic"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1" style:vertical-pos="from-top" style:vertical-rel="paragraph" style:horizontal-pos="from-left" style:horizontal-rel="paragraph" fo:background-color="#ffffff" style:background-transparency="100%" style:shadow="none" draw:shadow-opacity="100%" style:writing-mode="lr-tb" draw:wrap-influence-on-position="once-successiv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5.9472in" svg:y="-0.5201in" draw:z-index="0"><draw:text-box fo:min-height="0.0228in" fo:min-width="0.0161in"><text:p text:style-name="P5"><text:span text:style-name="Page_20_Number">Subject ________</text:span></text:p><text:p text:style-name="P5"><text:span text:style-name="Page_20_Number"/></text:p><text:p text:style-name="Header"/></draw:text-box></draw:frame>1. <text:s/>How well would you rate your overall ability to distinguish the alien categories?</text:p>
      <text:p text:style-name="P2"><text:tab/>1<text:tab/>2<text:tab/>3<text:tab/>4<text:tab/>5<text:tab/>6<text:tab/>7<text:tab/>8<text:tab/>9<text:tab/>10</text:p>
      <text:p text:style-name="P2"/>
      <text:p text:style-name="P3">2. Did you come up with names for the aliens to help you learn the difference between them?</text:p>
      <text:p text:style-name="P3"><text:tab/><text:span text:style-name="T1">Yes<text:tab/><text:tab/><text:tab/><text:tab/><text:tab/>No</text:span></text:p>
      <text:p text:style-name="P3"/>
      <text:p text:style-name="P3">3. If you answered <text:span text:style-name="T1">Yes</text:span> to the above, please write down the names you came up with:</text:p>
      <text:p text:style-name="P3"/>
      <text:p text:style-name="P3"/>
      <text:p text:style-name="P3">4. <text:span text:style-name="T2">Please describe what you take to be the difference(s) between the two alien categories.</text:span></text:p>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5. <text:s/><text:span text:style-name="T3">Please describe any strategies you used to make your predictions at the beginning of each leve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draw:frame draw:style-name="fr2" draw:name="Frame2" text:anchor-type="paragraph" svg:x="5.5827in" svg:y="0.3425in" draw:z-index="1"><draw:text-box fo:min-height="0.0228in" fo:min-width="0.0161in"><text:p text:style-name="P8"><text:span text:style-name="Page_20_Number"><text:span text:style-name="T4">–-&gt;Continued on Back</text:span></text:span></text:p></draw:text-box></draw:frame></text:p>
      <text:p text:style-name="P7"><text:soft-page-break/></text:p>
      <text:p text:style-name="P7"/>
      <text:p text:style-name="P7"/>
      <text:p text:style-name="P7"/>
      <text:p text:style-name="P7"/>
      <text:p text:style-name="P7"/>
      <text:p text:style-name="P7"/>
      <text:p text:style-name="P7">6. An 'aha!' moment is defined as a moment of insight in which the full or partial solution to a problem is suddenly recognized. <text:s/>Do you feel that you had an 'aha!' moment at any point in the two games you played? If so, please describe approximately where this moment occurred (e.g. “Game 1, Level 4), <text:span text:style-name="T5">and what your insight was (e.g. th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 Oberman</meta:initial-creator>
    <meta:creation-date>2015-03-12T11:54:49.409726622</meta:creation-date>
    <dc:date>2015-03-13T16:38:09.044160152</dc:date>
    <dc:creator>Josh Oberman</dc:creator>
    <meta:editing-duration>PT2H34M34S</meta:editing-duration>
    <meta:editing-cycles>4</meta:editing-cycles>
    <meta:generator>LibreOffice/4.3.3.2$Linux_X86_64 LibreOffice_project/430m0$Build-2</meta:generator>
    <meta:printed-by>Josh Oberman</meta:printed-by>
    <meta:print-date>2015-03-13T14:24:37.676918134</meta:print-date>
    <meta:document-statistic meta:table-count="0" meta:image-count="0" meta:object-count="0" meta:page-count="2" meta:paragraph-count="10" meta:word-count="161" meta:character-count="855" meta:non-whitespace-character-count="694"/>
  </office:meta>
</office:document-meta>
</file>